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Heading1" style:family="paragraph"/>
    <style:style style:name="P3" style:parent-style-name="Normal" style:family="paragraph">
      <style:paragraph-properties fo:margin-left="0.4916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left="0.4916in">
        <style:tab-stops/>
      </style:paragraph-properties>
    </style:style>
    <style:style style:name="P5" style:parent-style-name="Normal" style:family="paragraph">
      <style:paragraph-properties fo:margin-left="0.4916in">
        <style:tab-stops/>
      </style:paragraph-properties>
    </style:style>
    <style:style style:name="P6" style:parent-style-name="Normal" style:family="paragraph">
      <style:paragraph-properties fo:margin-left="0.4916in">
        <style:tab-stops/>
      </style:paragraph-properties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6" style:parent-style-name="Heading1" style:family="paragraph"/>
    <style:style style:name="P17" style:parent-style-name="Heading1" style:family="paragraph"/>
    <style:style style:name="P18" style:parent-style-name="Heading1" style:family="paragraph"/>
  </office:automatic-styles>
  <office:body>
    <office:text text:use-soft-page-breaks="true">
      <text:p text:style-name="P1">Projeto RCI</text:p>
      <text:p text:style-name="Normal"/>
      <text:p text:style-name="Subtitle">Diretrizes de projeto.</text:p>
      <text:p text:style-name="Normal"/>
      <text:list text:style-name="LFO1" text:continue-numbering="true">
        <text:list-item>
          <text:p text:style-name="P2">Cliente, rmb</text:p>
        </text:list-item>
      </text:list>
      <text:p text:style-name="Normal"/>
      <text:p text:style-name="P3">rmb [-i ip do servidor de identidades] [-p porta do servidor de identidades]</text:p>
      <text:p text:style-name="P4">default:</text:p>
      <text:p text:style-name="P5"><text:tab/>siip -&gt; tejo.tecnico.ulisboa.pt</text:p>
      <text:p text:style-name="P6"><text:tab/>sipt -&gt; 59000</text:p>
      <text:h text:style-name="Heading2" text:outline-level="2">interface para o utilizador:</text:h>
      <text:p text:style-name="Normal"><text:tab/><text:span text:style-name="T7">show_servers</text:span><text:s/>-&gt; pede msgservers registados no idserver</text:p>
      <text:p text:style-name="Normal"><text:tab/><text:tab/>Usa<text:s/><text:span text:style-name="T8">GET_SERVERS</text:span><text:s/>para<text:s/>comunicar (pedir msgservers) com o idserver e recebe<text:s/><text:span text:style-name="T9">SERVERS\n(name;ip;upt;tpt\n)*</text:span><text:s/>com todos os servidores registados listados.</text:p>
      <text:p text:style-name="Normal"><text:tab/><text:tab/>Necessita de tratar os dados recebidos e guardar para posterior uso.</text:p>
      <text:p text:style-name="Normal"/>
      <text:p text:style-name="Normal"><text:tab/><text:span text:style-name="T10">publish message</text:span></text:p>
      <text:p text:style-name="Normal"><text:tab/><text:tab/>Envia mensagem para um servidor de mensagens com o conteúdo<text:s/>‘message’. Tamanho máximo 140 caracteres.</text:p>
      <text:p text:style-name="Normal"><text:tab/><text:tab/>Usa<text:s/><text:span text:style-name="T11">PUBLISH message</text:span><text:s/>para enviar a mensagem para o servidor</text:p>
      <text:p text:style-name="Normal"><text:tab/><text:span text:style-name="T12">show_latest_messages n</text:span></text:p>
      <text:p text:style-name="Normal"><text:tab/><text:tab/>Pede n mensagens ao servidor de mensagens.</text:p>
      <text:p text:style-name="Normal"><text:tab/><text:tab/>Usa<text:s/><text:span text:style-name="T13">GET_MESSAGES n</text:span><text:s/>para pedir as ultimas n mensagens ao servidor de mensagens conectado.</text:p>
      <text:p text:style-name="Normal"><text:tab/><text:tab/>Recebe via<text:s/><text:span text:style-name="T14">MESSAGES\n(message\n)*</text:span></text:p>
      <text:p text:style-name="Normal"><text:tab/><text:tab/>Precisa de tratar os dados minimamente de modo a apresentar a resposta ao utilizador.</text:p>
      <text:p text:style-name="Normal"><text:tab/><text:span text:style-name="T15">exit</text:span><text:s/>-&gt; termina</text:p>
      <text:p text:style-name="Normal"/>
      <text:h text:style-name="Heading2" text:outline-level="2">Conexões internet:</text:h>
      <text:p text:style-name="Normal"><text:tab/>UDP: <text:s/>idserver e msgserver</text:p>
      <text:p text:style-name="Normal">Sem necessidade de fazer threading, basta apenas receber informação quando ela<text:s/>é<text:s/>pedida. Comunicações inesperadas devem ser descartadas. Ou nem sequer atendidas.</text:p>
      <text:soft-page-break/>
      <text:p text:style-name="Normal">Garantir o formato correto da receção, de modo a impedir erros de comunicação devido a UDP.</text:p>
      <text:p text:style-name="Normal">O msgserver<text:s/>é<text:s/>escolhido aleatoriamente pela aplicação. De modo a todos serem usados.</text:p>
      <text:p text:style-name="Normal"/>
      <text:p text:style-name="Normal"/>
      <text:list text:style-name="LFO1" text:continue-numbering="true">
        <text:list-item>
          <text:p text:style-name="P16">Servidor de Mensagens</text:p>
        </text:list-item>
      </text:list>
      <text:p text:style-name="Normal"/>
      <text:list text:style-name="LFO1" text:continue-numbering="true">
        <text:list-item>
          <text:p text:style-name="P17">Servidor de Identidades</text:p>
        </text:list-item>
      </text:list>
      <text:p text:style-name="Normal"/>
      <text:list text:style-name="LFO1" text:continue-numbering="true">
        <text:list-item>
          <text:p text:style-name="P18">Chamadas de sistema permitidas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Calibri Light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Calibri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Calibri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Calibri" style:font-name-complex="Arial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Calibri" style:font-name-complex="Arial" fo:color="#5A5A5A" fo:letter-spacing="0.0104in"/>
    </style:style>
    <style:style style:name="Heading1Char" style:display-name="Heading 1 Char" style:family="text" style:parent-style-name="DefaultParagraphFont">
      <style:text-properties style:font-name="Calibri Light" style:font-name-asian="Calibri Light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Calibri Light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ão Mário Ribeiro Domingos</meta:initial-creator>
    <dc:creator>João Mário Ribeiro Domingos</dc:creator>
    <meta:creation-date>2017-03-02T22:50:00Z</meta:creation-date>
    <dc:date>2017-03-02T23:24:00Z</dc:date>
    <meta:template xlink:href="Normal.dotm" xlink:type="simple"/>
    <meta:editing-cycles>1</meta:editing-cycles>
    <meta:editing-duration>PT2040S</meta:editing-duration>
    <meta:document-statistic meta:page-count="2" meta:paragraph-count="2" meta:word-count="215" meta:character-count="1444" meta:row-count="10" meta:non-whitespace-character-count="1231"/>
  </office:meta>
</office:document-meta>
</file>